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132BA9DF94B.png" manifest:media-type="image/png"/>
  <manifest:file-entry manifest:full-path="Pictures/1000000100000209000001498742C6FC.png" manifest:media-type="image/png"/>
  <manifest:file-entry manifest:full-path="Pictures/10000001000001C20000015EB09834D6.png" manifest:media-type="image/png"/>
  <manifest:file-entry manifest:full-path="Pictures/10000001000001D300000132D2E886D8.png" manifest:media-type="image/png"/>
  <manifest:file-entry manifest:full-path="Pictures/1000000100000131000000DCA4226B27.png" manifest:media-type="image/png"/>
  <manifest:file-entry manifest:full-path="Pictures/10000001000002030000013211FBC2FF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59498539305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65949853930520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65949232816374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65949232816374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659499154515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2149577240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65950115414889" text:continue-list="list16594991545152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149577240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65949633825109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65949863552361" text:continue-list="list16595011541488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65949633825109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6594986355236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79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0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3T16:59:48.932908701</dc:date>
    <meta:editing-duration>P1DT15H27M34S</meta:editing-duration>
    <meta:editing-cycles>169</meta:editing-cycles>
    <meta:generator>LibreOffice/25.2.4.3$Linux_X86_64 LibreOffice_project/520$Build-3</meta:generator>
    <meta:document-statistic meta:table-count="20" meta:image-count="7" meta:object-count="0" meta:page-count="43" meta:paragraph-count="940" meta:word-count="17028" meta:character-count="19138" meta:non-whitespace-character-count="18518"/>
  </office:meta>
</office:document-meta>
</file>